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DAD971BDE2DB32F.png" manifest:media-type="image/png"/>
  <manifest:file-entry manifest:full-path="Pictures/1000000000000556000003007CA1B2DE112532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7CA1B2DE1125328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9.557cm" draw:z-index="1"><draw:image xlink:href="Pictures/1000000000000556000003004DAD971BDE2DB3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1:31:04.423671367</meta:creation-date>
    <dc:date>2017-02-23T01:32:03.430531958</dc:date>
    <meta:editing-duration>PT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